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WW8Num12">
      <style:paragraph-properties fo:orphans="0" fo:widows="0" style:snap-to-layout-grid="false"/>
      <style:text-properties fo:font-size="11pt" fo:background-color="transparent" style:font-name-asian="Times New Roman" style:font-size-asian="11pt" style:font-size-complex="11pt"/>
    </style:style>
    <style:style style:name="P2" style:family="paragraph" style:parent-style-name="Standard" style:list-style-name="WW8Num8">
      <style:paragraph-properties fo:orphans="0" fo:widows="0" style:snap-to-layout-grid="false"/>
      <style:text-properties fo:font-size="11pt" fo:background-color="transparent" style:font-name-asian="Times New Roman"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113050115097430459" text:style-name="WW8Num12">
        <text:list-item>
          <text:p text:style-name="P1">Introduction </text:p>
          <text:list>
            <text:list-item>
              <text:p text:style-name="P1">There is no question that today's children are facing more distractions than ever to keep them unfocused and unwilling to learn. <text:s/>The ever-increasing prevalence of mobile devices continue to improve the world's access to the vast expanse that is the internet, but in some cases this may not be a benefit. <text:s/>The nature of instant gratification and communication over the web constantly tempts students who should be studying. <text:s/>To combat these cases in which the student is too stubborn or sidetracked to study, a mobile application called SternerLearn is proposed. <text:s/>This program will serve as a means to convey important information to parents and students. <text:s/>But, if parental knowledge of curriculum is not enough to ensure good behavior and timely completion of assignments, SternerLearn can act as a unique, configurable, web-based enforcement tool for parents until their child has improved on his or her educational goals.</text:p>
            </text:list-item>
          </text:list>
        </text:list-item>
        <text:list-item>
          <text:p text:style-name="P1">Project Goal and Objectives </text:p>
        </text:list-item>
      </text:list>
      <text:list xml:id="list8518499528933889192" text:style-name="WW8Num8">
        <text:list-item>
          <text:p text:style-name="P2">Overall goal </text:p>
          <text:list>
            <text:list-item>
              <text:p text:style-name="P2">This project aims to create a mobile interface for parents to monitor their child’s progress in school. <text:s/>Stemming from an apparent disconnect of communication between parents, students, and instructors in many schools, this tool will act ta. scholastico provide cohesion needed between the three when the student is not a willing relay of scholastic information. <text:s/>Parents will be provided with instant access to the performance of their child, the details of what work is expected for each class, and whether or not deadlines have been met. <text:s/>In addition to these features, the student will have access to assignment-specific data and teaching resources to aid them in their studies. <text:s/>Finally, a digital disciplinary measure controlled by the parent will allow for both the enactment of repercussions to be placed on the student and enhanced monitoring features by the parent.</text:p>
            </text:list-item>
          </text:list>
        </text:list-item>
        <text:list-item>
          <text:p text:style-name="P2">Specific objectives (problem statement)</text:p>
          <text:list>
            <text:list-item>
              <text:p text:style-name="P2">This project's objective is to create a secure mobile app that can be used by parents to help reinforce the value of placing an interest in their child's studies. <text:s/>The app will have access to access a server containing thorough scholastic information uploaded by teachers and staff of the school system. <text:s/>The visual interface will provide clear information in a way that is beneficial to the user depending on whether they are parent or student. <text:s/>The application will be able to provide system notifications by interfacing with the mobile API to provide users with a greater awareness of urgent educational information. <text:s/>Ultimately, it will be able to diagnose if the student is failing to meet syllabus criteria or adhere to school policies, reporting to the parent and imposing penalties that they have set.</text:p>
            </text:list-item>
          </text:list>
        </text:list-item>
        <text:list-item>
          <text:p text:style-name="P2">Significance </text:p>
          <text:list>
            <text:list-item>
              <text:p text:style-name="P2">This app will improve the quality of learning at participating school districts. <text:s/>Countless frustrations have risen because no clear channel of correspondence exists between the home and the school. <text:s text:c="2"/>Since an internet terminal now resides in the pockets of most, creating such a channel properly could come with extreme benefit to the district. <text:s/>School funding is in part judged by the effectiveness of producing quality GPAs, and this app can address students who would have little interest in maintaining grades to push towards a better looking district and an increase in educational finances. <text:s/>Apart from providing the central functionality of a virtual report card and calendar, this app would expose the inner mechanisms of the classroom to otherwise uninformed parents. <text:s/>Essentially, teachers would be able to construct an organized learning environment with a valid lecture plan so that parents are not only satisfied with their child’s intellectual growth but also in the nature of his or her studies. <text:s/>This type of open resource could be very healthy to schools by improving the quality of both students and instructor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2z0" style:family="text">
      <style:text-properties style:font-name-asian="Batang"/>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0T19:27:34.75</meta:creation-date>
    <dc:date>2013-02-20T21:22:06.07</dc:date>
    <meta:editing-duration>PT1H39M19S</meta:editing-duration>
    <meta:editing-cycles>4</meta:editing-cycles>
    <meta:generator>OpenOffice.org/3.4.1$Win32 OpenOffice.org_project/341m1$Build-9593</meta:generator>
    <meta:document-statistic meta:table-count="0" meta:image-count="0" meta:object-count="0" meta:page-count="1" meta:paragraph-count="9" meta:word-count="616" meta:character-count="3858"/>
  </office:meta>
</office:document-meta>
</file>